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6063in"/>
    </style:style>
    <style:style style:name="co6" style:family="table-column">
      <style:table-column-properties fo:break-before="auto" style:column-width="3.4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------------------------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Elven Win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</table:table-row>
        <table:table-row table:style-name="ro1">
          <table:table-cell office:value-type="string" calcext:value-type="string">
            <text:p>Liquid Ligh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Liquid Fear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Liquid Jo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Liquid Calm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Healing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Vitali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Cur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Resistanc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Elemental Resistanc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Barkskin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Stoneskin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Rag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Lov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Gree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Enhancemen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Detection: …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Sense: …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Understanding: …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Haste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Dragon’s Breath: Color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Form: Shadow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Form: Gas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Form: Aqua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Pot of Form: Freedom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Hell Oi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Ice Oi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Miner’s Savior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ssassins’s Slick</text:p>
          </table:table-cell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ssassins’s Ink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Traditional Poison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Imparement Poison: …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King’s Last Drink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Stink</text:p>
          </table:table-cell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Royal Water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Enchanter’s Ac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</table:table-row>
        <table:table-row table:style-name="ro1">
          <table:table-cell office:value-type="string" calcext:value-type="string">
            <text:p>Dwarven Grease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Scar Balm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Heamox Balm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Huumpo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lchemical Clay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lchemical Fiber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</table:table-row>
        <table:table-row table:style-name="ro1">
          <table:table-cell office:value-type="string" calcext:value-type="string">
            <text:p>Alchemical Leather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</table:table-row>
        <table:table-row table:style-name="ro1">
          <table:table-cell office:value-type="string" calcext:value-type="string">
            <text:p>Elvenfiber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</table:table-row>
        <table:table-row table:style-name="ro1">
          <table:table-cell office:value-type="string" calcext:value-type="string">
            <text:p>Dark Oi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</table:table-row>
        <table:table-row table:style-name="ro1">
          <table:table-cell office:value-type="string" calcext:value-type="string">
            <text:p>Black Stee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Bituite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Pressigen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</table:table-row>
        <table:table-row table:style-name="ro1">
          <table:table-cell office:value-type="string" calcext:value-type="string">
            <text:p>Pure Force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Magical Bean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 office:value-type="float" office:value="1" calcext:value-type="float">
            <text:p>1.0 </text:p>
          </table:table-cell>
          <table:table-cell/>
        </table:table-row>
        <table:table-row table:style-name="ro1">
          <table:table-cell office:value-type="string" calcext:value-type="string">
            <text:p>Alchemical Chalk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lchemical Thermite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Alchemical Explosive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Suregri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Bulbkis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 office:value-type="float" office:value="2.4" calcext:value-type="float">
            <text:p>2.4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Dareanamon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Isiopara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Rune, Wonder: …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</table:table-row>
        <table:table-row table:style-name="ro1">
          <table:table-cell office:value-type="string" calcext:value-type="string">
            <text:p>Rune, Enhance: …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</table:table-row>
        <table:table-row table:style-name="ro1">
          <table:table-cell office:value-type="string" calcext:value-type="string">
            <text:p>Rune, Curse: …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</table:table-row>
        <table:table-row table:style-name="ro1">
          <table:table-cell office:value-type="string" calcext:value-type="string">
            <text:p>Scroll of First Leve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 office:value-type="float" office:value="300" calcext:value-type="float">
            <text:p>300.0 </text:p>
          </table:table-cell>
          <table:table-cell/>
        </table:table-row>
        <table:table-row table:style-name="ro1">
          <table:table-cell office:value-type="string" calcext:value-type="string">
            <text:p>Scroll of Second Leve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 office:value-type="float" office:value="900" calcext:value-type="float">
            <text:p>900.0 </text:p>
          </table:table-cell>
          <table:table-cell/>
        </table:table-row>
        <table:table-row table:style-name="ro1">
          <table:table-cell office:value-type="string" calcext:value-type="string">
            <text:p>Scroll of Third Leve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 office:value-type="float" office:value="2700" calcext:value-type="float">
            <text:p>2,700.0 </text:p>
          </table:table-cell>
          <table:table-cell/>
        </table:table-row>
        <table:table-row table:style-name="ro1">
          <table:table-cell office:value-type="string" calcext:value-type="string">
            <text:p>Heart Vine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 office:value-type="float" office:value="300" calcext:value-type="float">
            <text:p>300.0 </text:p>
          </table:table-cell>
          <table:table-cell/>
        </table:table-row>
        <table:table-row table:style-name="ro1">
          <table:table-cell office:value-type="string" calcext:value-type="string">
            <text:p>Flashpelle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</table:table-row>
        <table:table-row table:style-name="ro1">
          <table:table-cell office:value-type="string" calcext:value-type="string">
            <text:p>Spell-smok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 office:value-type="float" office:value="38" calcext:value-type="float">
            <text:p>38.0 </text:p>
          </table:table-cell>
          <table:table-cell office:value-type="string" calcext:value-type="string">
            <text:p>per pound</text:p>
          </table:table-cell>
        </table:table-row>
        <table:table-row table:style-name="ro1">
          <table:table-cell office:value-type="string" calcext:value-type="string">
            <text:p>Thorn Blo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 office:value-type="float" office:value="40" calcext:value-type="float">
            <text:p>40.0 </text:p>
          </table:table-cell>
          <table:table-cell/>
        </table:table-row>
        <table:table-row table:style-name="ro1" table:number-rows-repeated="104850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P0" style:volatile="true">
      <number:number number:decimal-places="1" loext:min-decimal-places="1" number:min-integer-digits="1" number:grouping="true"/>
      <number:text> </number:text>
    </number:number-style>
    <number:number-style style:name="N122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6-23T00:42:08.570000000</dc:date>
    <meta:editing-duration>PT2M29S</meta:editing-duration>
    <meta:editing-cycles>1</meta:editing-cycles>
    <meta:document-statistic meta:table-count="1" meta:cell-count="414" meta:object-count="0"/>
    <meta:generator>LibreOffice/6.4.2.2$Windows_X86_64 LibreOffice_project/4e471d8c02c9c90f512f7f9ead8875b57fcb1ec3</meta:generator>
  </office:meta>
</office:document-meta>
</file>